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outline1">
      <style:graphic-properties fo:min-height="11.92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1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text-style-name="P1" draw:layer="layout" svg:width="13.097cm" svg:height="17.2cm" svg:x="0.4cm" svg:y="0.4cm" presentation:class="outline" presentation:user-transformed="true">
          <draw:text-box>
            <text:list text:style-name="L1">
              <text:list-header>
                <text:p><text:span text:style-name="T1">int main(int argc, char **argv){</text:span></text:p>
                <text:list>
                  <text:list-header>
                    <text:p><text:span text:style-name="T1">char buffer[64];</text:span></text:p>
                    <text:p><text:span text:style-name="T1">gets(buffer);</text:span></text:p>
                  </text:list-header>
                </text:list>
                <text:p><text:span text:style-name="T1">}</text:span></text:p>
              </text:list-header>
            </text:list>
          </draw:text-box>
        </draw:frame>
        <draw:frame presentation:style-name="pr1" draw:text-style-name="P2" draw:layer="layout" svg:width="13.8cm" svg:height="20.6cm" svg:x="13.8cm" svg:y="0.2cm" presentation:class="outline" presentation:user-transformed="true">
          <draw:text-box>
            <text:list text:style-name="L1">
              <text:list-header>
                <text:p><text:span text:style-name="T2">0x080483c4 &lt;+0&gt;:</text:span><text:span text:style-name="T2"><text:tab/></text:span><text:span text:style-name="T2">push <text:s text:c="2"/>ebp</text:span></text:p>
                <text:p><text:span text:style-name="T2">0x080483c5 &lt;+1&gt;:</text:span><text:span text:style-name="T2"><text:tab/></text:span><text:span text:style-name="T2">mov <text:s text:c="3"/>ebp,esp</text:span></text:p>
                <text:p><text:span text:style-name="T2">0x080483c7 &lt;+3&gt;:</text:span><text:span text:style-name="T2"><text:tab/></text:span><text:span text:style-name="T2">and <text:s text:c="4"/>esp,0xfffffff0</text:span></text:p>
                <text:p><text:span text:style-name="T2">0x080483ca &lt;+6&gt;:</text:span><text:span text:style-name="T2"><text:tab/></text:span><text:span text:style-name="T2">sub <text:s text:c="4"/>esp,0x50</text:span></text:p>
                <text:p><text:span text:style-name="T2">0x080483cd &lt;+9&gt;:</text:span><text:span text:style-name="T2"><text:tab/></text:span><text:span text:style-name="T2">lea <text:s text:c="5"/>eax,[esp+0x10]</text:span></text:p>
                <text:p><text:span text:style-name="T2">0x080483d1 &lt;+13&gt;:</text:span><text:span text:style-name="T2"><text:tab/></text:span><text:span text:style-name="T2">mov <text:s text:c="3"/>DWORD PTR [esp],eax</text:span></text:p>
                <text:p><text:span text:style-name="T2">0x080483d4 &lt;+16&gt;:</text:span><text:span text:style-name="T2"><text:tab/></text:span><text:span text:style-name="T2">call <text:s text:c="5"/>0x80482e8 &lt;gets@plt&gt;</text:span></text:p>
                <text:p><text:span text:style-name="T2">0x080483d9 &lt;+21&gt;:</text:span><text:span text:style-name="T2"><text:tab/></text:span><text:span text:style-name="T2">leave <text:s/></text:span></text:p>
                <text:p><text:span text:style-name="T2">0x080483da &lt;+22&gt;:</text:span><text:span text:style-name="T2"><text:tab/></text:span><text:span text:style-name="T2">re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draw:style-name="standard" draw:layer="layout" svg:width="17.966cm" svg:height="9.221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4">…</text:p>
              </table:table-cell>
            </table:table-row>
            <table:table-row table:style-name="ro2" table:default-cell-style-name="ce1">
              <table:table-cell>
                <text:p text:style-name="P4">$esp+0x10</text:p>
              </table:table-cell>
              <table:table-cell>
                <text:p text:style-name="P4">0x40</text:p>
              </table:table-cell>
              <table:table-cell>
                <text:p text:style-name="P4">buffe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</table:table-row>
            <table:table-row table:style-name="ro2" table:default-cell-style-name="ce1">
              <table:table-cell>
                <text:p text:style-name="P4">$ebp, $esp+0x58</text:p>
              </table:table-cell>
              <table:table-cell>
                <text:p text:style-name="P4">4</text:p>
              </table:table-cell>
              <table:table-cell>
                <text:p text:style-name="P4">Old $ebp</text:p>
              </table:table-cell>
            </table:table-row>
            <table:table-row table:style-name="ro2" table:default-cell-style-name="ce1">
              <table:table-cell>
                <text:p text:style-name="P4">$ebp+0x4, $esp+0x5c</text:p>
              </table:table-cell>
              <table:table-cell>
                <text:p text:style-name="P4">4</text:p>
              </table:table-cell>
              <table:table-cell>
                <text:p text:style-name="P4">Ret add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9T01:02:00.427559596</dc:date>
    <meta:editing-duration>PT2H28M20S</meta:editing-duration>
    <meta:editing-cycles>21</meta:editing-cycles>
    <meta:document-statistic meta:object-count="28"/>
  </office:meta>
</office:document-meta>
</file>